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1.8">
            <text:p>11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6</text:p>
          </table:table-cell>
          <table:table-cell table:style-name="ACE-0" office:value-type="float" office:value="62.399999999999999">
            <text:p>62.4</text:p>
          </table:table-cell>
          <table:table-cell table:style-name="ACE-0" office:value-type="float" office:value="-76.390000000000001">
            <text:p>−76.39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marine shells (hiatella arctica, <text:s/>mya truncata, macoma calcar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A</text:p>
          </table:table-cell>
          <table:table-cell table:style-name="ACE-0" office:value-type="float" office:value="62.299999999999997">
            <text:p>62.3</text:p>
          </table:table-cell>
          <table:table-cell table:style-name="ACE-0" office:value-type="float" office:value="-76.200000000000003">
            <text:p>−76.2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rine shells (hiatella arct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59999999999999">
            <text:p>113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3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5.780000000000001">
            <text:p>−75.78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KasperAllard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590</text:p>
          </table:table-cell>
          <table:table-cell table:style-name="ACE-0" office:value-type="float" office:value="62.210000000000001">
            <text:p>62.21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a truncata, mya pseudo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890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KasperAllard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114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5.75">
            <text:p>−75.75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78">
            <text:p>17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3.100000000000001">
            <text:p>43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BartleyMatthews196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5775</text:p>
          </table:table-cell>
          <table:table-cell table:style-name="ACE-0" office:value-type="float" office:value="62.079999999999998">
            <text:p>62.08</text:p>
          </table:table-cell>
          <table:table-cell table:style-name="ACE-0" office:value-type="float" office:value="-75.730000000000004">
            <text:p>−75.73</text:p>
          </table:table-cell>
          <table:table-cell table:style-name="ACE-0" office:value-type="float" office:value="7710">
            <text:p>7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asperAllard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729</text:p>
          </table:table-cell>
          <table:table-cell table:style-name="ACE-0" office:value-type="float" office:value="62.229999999999997">
            <text:p>62.23</text:p>
          </table:table-cell>
          <table:table-cell table:style-name="ACE-0" office:value-type="float" office:value="-75.700000000000003">
            <text:p>−75.7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3.09999999999999">
            <text:p>113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4</text:p>
          </table:table-cell>
          <table:table-cell table:style-name="ACE-0" office:value-type="float" office:value="62.329999999999998">
            <text:p>62.33</text:p>
          </table:table-cell>
          <table:table-cell table:style-name="ACE-0" office:value-type="float" office:value="-75.670000000000002">
            <text:p>−75.67</text:p>
          </table:table-cell>
          <table:table-cell table:style-name="ACE-0" office:value-type="float" office:value="5230">
            <text:p>523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">
            <text:p>15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8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50000000000006">
            <text:p>−75.65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7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.099999999999994">
            <text:p>97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12</text:p>
          </table:table-cell>
          <table:table-cell table:style-name="ACE-0" office:value-type="float" office:value="62.219999999999999">
            <text:p>62.22</text:p>
          </table:table-cell>
          <table:table-cell table:style-name="ACE-0" office:value-type="float" office:value="-75.629999999999995">
            <text:p>−75.63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debr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71</text:p>
          </table:table-cell>
          <table:table-cell table:style-name="ACE-0" office:value-type="float" office:value="62.149999999999999">
            <text:p>62.15</text:p>
          </table:table-cell>
          <table:table-cell table:style-name="ACE-0" office:value-type="float" office:value="-74.75">
            <text:p>−74.7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ya truncata, mya pseudoarenaria, clinocardium ciliatum, serripes groenlandicu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801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680000000000007">
            <text:p>−74.68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6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488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10840">
            <text:p>10840</text:p>
          </table:table-cell>
          <table:table-cell table:style-name="ACE-0" office:value-type="float" office:value="255">
            <text:p>255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8.400000000000006">
            <text:p>88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50000000000006">
            <text:p>−74.6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6.200000000000003">
            <text:p>86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47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40000000000001">
            <text:p>−74.64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, mya truncata, balanus balanus, clinocardium ciliat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.799999999999997">
            <text:p>61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-84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629999999999995">
            <text:p>−74.63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hiatella arctica, mya truncata, macoma balthica, 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.099999999999994">
            <text:p>76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0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82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99999999999994">
            <text:p>−74.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03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69999999999993">
            <text:p>−74.57</text:p>
          </table:table-cell>
          <table:table-cell table:style-name="ACE-0" office:value-type="float" office:value="620">
            <text:p>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s of caribou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Y-1717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49999999999997">
            <text:p>−74.55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tthews196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510">
            <text:p>4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pseudoarenari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cNeelyMcCuaig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4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856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5">
            <text:p>−74.5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938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409999999999997">
            <text:p>−74.41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8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379999999999995">
            <text:p>−74.38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197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-74.329999999999998">
            <text:p>−74.33</text:p>
          </table:table-cell>
          <table:table-cell table:style-name="ACE-0" office:value-type="float" office:value="1880">
            <text:p>1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egetal remai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1999999999999993">
            <text:p>9.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745</text:p>
          </table:table-cell>
          <table:table-cell table:style-name="ACE-0" office:value-type="float" office:value="62.649999999999999">
            <text:p>62.65</text:p>
          </table:table-cell>
          <table:table-cell table:style-name="ACE-0" office:value-type="float" office:value="-74.310000000000002">
            <text:p>−74.31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ortland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5.40000000000001">
            <text:p>115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Etal199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5</text:p>
          </table:table-cell>
          <table:table-cell table:style-name="ACE-0" office:value-type="float" office:value="62.100000000000001">
            <text:p>62.1</text:p>
          </table:table-cell>
          <table:table-cell table:style-name="ACE-0" office:value-type="float" office:value="-74.280000000000001">
            <text:p>−74.28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2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140">
            <text:p>71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acoma calcar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123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, organic s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6">
            <text:p>6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Daigneault200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860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uriolGray1997,Gray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19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coma sp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3">
            <text:p>8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Ricard1989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319</text:p>
          </table:table-cell>
          <table:table-cell table:style-name="ACE-0" office:value-type="float" office:value="62.130000000000003">
            <text:p>62.13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005</text:p>
          </table:table-cell>
          <table:table-cell table:style-name="ACE-0" office:value-type="float" office:value="62.270000000000003">
            <text:p>62.27</text:p>
          </table:table-cell>
          <table:table-cell table:style-name="ACE-0" office:value-type="float" office:value="-74.269999999999996">
            <text:p>−74.27</text:p>
          </table:table-cell>
          <table:table-cell table:style-name="ACE-0" office:value-type="float" office:value="2420">
            <text:p>24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SimonEtal201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glu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37</text:p>
          </table:table-cell>
          <table:table-cell table:style-name="ACE-0" office:value-type="float" office:value="62.469999999999999">
            <text:p>62.47</text:p>
          </table:table-cell>
          <table:table-cell table:style-name="ACE-0" office:value-type="float" office:value="-73.709999999999994">
            <text:p>−73.71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2.40000000000001">
            <text:p>10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rayLauriol1985,VacchiEtal2018</text:p>
          </table:table-cell>
          <table:table-cell table:number-columns-repeated="240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39:5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